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rchelaus, Pontius Pilate, Jeshua (Jesus of Nazareth), Herod Antipas, Simeon Ben Jochai</text:p>
      <text:p text:style-name="P5">Additional Places mentioned: Rome, Tiberias, Palestine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/</text:p>
      <text:p text:style-name="P2">26/</text:p>
      <text:p text:style-name="P2"/>
      <text:p text:style-name="P3">[Page 1]</text:p>
      <text:p text:style-name="P3">The portion of the Torah, which we have read/ this Sabbath, demands that half a shekel be/ given by each person for the use of the Sanctuary,/ as an atonement, whenever the Hebrew population/ <text:span text:style-name="T2">was</text:span><text:span text:style-name="T3"> is numbered. <text:s/>This ordinance found in the books of/ Moses made our people, at all times, averse to having/ a census unnecessarily taken. <text:s/>But their dislike/ of such a measure turned into perfect consternation,/ when the proconsul sent by Rome to govern Judea, after/ the banishment of King Archelaus, compelled every/ Jew to hand in </text:span><text:span text:style-name="T2">to him the</text:span><text:span text:style-name="T3"> not alone his name and age,/ but a full account of his property to be taxed accord-/-ingly. <text:s/>Such an act, aside from the opposition/ it raised on religious ground, was hateful for/ political reasons. <text:s/>It was a wound sore and deep/ into the hearts of our people. <text:s/>It meant that they/ had last every vestige of independence, that they/ were chained to the will of a foreign heathen power./ <text:s/>At that trying time, the influence of the offi-/-ciating high-priest fortunately succeeded in prevent-/ing a general outbreak and bloodshed./</text:span></text:p>
      <text:p text:style-name="P3"><text:span text:style-name="T3"/></text:p>
      <text:p text:style-name="P3"><text:span text:style-name="T3">[Page 2]</text:span></text:p>
      <text:p text:style-name="P3"><text:span text:style-name="T3">Still a Galilean called Judah, put/ himself then at the head of a party that were sworn/ to resist taxation, </text:span><text:span text:style-name="T2">and</text:span><text:span text:style-name="T3"> to acknowledge no ruler/ save God and kill Romans and their adherents/ who favored peace at any </text:span><text:soft-page-break/><text:span text:style-name="T3">price. <text:s/>The new/ sect took the name of "Zealots" and, if contempt/ of dangers and a willing sacrifice of one's life/ for a cause, is bravery, the Zealots--though fierce/ and fanatical--deserve the appellation of Heros[sic!]. <text:s/>But/ Judea lay at the feet of Rome. <text:s/>All attempts/ to keep off from it the crushing blow were in/ vain. <text:s/>Greedy governors came from the/ seven hilled city to the city of David and were/ replaced in turn by others more or less rapacious,/ but among all of them none gained the unenviable/ notoriety of Pontius Pilate. <text:s/>If christians/ remember him with abhorrence, Jews have rea-/-sons to recall his memory with a feeling of detest-/-ation. <text:s/>The first indication of that wicked man's/ wish to insult our people and our religion was/ the cowardly way in which he introduced unto Je-/-rusalem banners and shields bearing images hated by Jews./</text:span></text:p>
      <text:p text:style-name="P3"><text:span text:style-name="T3"/></text:p>
      <text:p text:style-name="P3"><text:span text:style-name="T3">[Page 3]</text:span></text:p>
      <text:p text:style-name="P3"><text:span text:style-name="T3">Under the shades of night he planted those en-/-signs conspicuously in the capital, as to inti-/-mate that Judaism had died by the blows </text:span><text:span text:style-name="T2">g</text:span><text:span text:style-name="T3">/ which Paganism had dealt against it. <text:s/>At the/ sight of such emblems, our fathers hastened to the/ Governor's residence and insisted upon their removal./ <text:s/>Pilate ordered the deputation to leave his presence,/ or prepare to die. <text:s/>The representatives of our people/ then bared their breasts, ready to be pierced by/ the sword rather than yeild[sic!]. <text:s/>Their earnestness/ conquered the vile Roman official, and the objection-/-able bucklers and standards were taken away./</text:span></text:p>
      <text:p text:style-name="P3"><text:span text:style-name="T3">But it was not long </text:span><text:span text:style-name="T2">after</text:span><text:span text:style-name="T3"> before another act of/ Pontius Pilate outraged our people. <text:s/>On the plea of/ repairing and extending waterworks, he seized upon/ the treasury of the temple, and used it as he chose./ <text:s/>The Jews enraged at such an arbitrary conduct tried to stop/ the laborers, but Pilate sent stealthily among the crowd/ soldiers dressed in oriental costumes, with daggers con-/-cealed in their clothes, and wherever our people collected/ together, they were stabbed by the Romans in disguise</text:span><text:span text:style-name="T2">d Romans</text:span><text:span text:style-name="T3">/</text:span></text:p>
      <text:p text:style-name="P3"><text:span text:style-name="T3"/></text:p>
      <text:p text:style-name="P3"><text:span text:style-name="T3">[Page 4]</text:span></text:p>
      <text:p text:style-name="P3"><text:span text:style-name="T3">A large number were thus dastardly set/ upon and murdered. <text:s/>It can scarcely be/ a matter of surprise that amidst such constant/ sufferings, the hope of a Divine interposition/ was fondly entertained by the majority of our people./ <text:s/>The belief in the restoration of a kingdom of David/ at some distant future was founded upon Scrip-/-tural authority. <text:s/>How it should take place, no/ one could definitely tell, but that it would happen/ and bring to Israel independence and honor, was a/ doctrine permeating all classes. <text:s/>They would have/ welcomed the daring scion of the Judean race, who/ assumed the championship and struck for liberty./ <text:s/>Jeshua, or, as better known, Jesus of Nazareth was/ not the first, and we know well from history that/ he was not the last, to imagine himself inspired/ to accomplish a deliverance. <text:s/>He came from that/ district of Palestine, where Judah and many of the/ zealots were born. <text:s/>Like them, he was a Galiliean[sic!]/ enthusiast, but unlike them, he held out ideas, which/ could satisfy only a few disposed tamely to submit to the/ inevitable, and turn their thoughts from surrounding/</text:span></text:p>
      <text:p text:style-name="P3"><text:span text:style-name="T3"/></text:p>
      <text:p text:style-name="P3"><text:span text:style-name="T3">[Page 5]</text:span></text:p>
      <text:p text:style-name="P3"><text:span text:style-name="T3">evils, to the contemplation of promised pleasures/ beyond this life. <text:s/>He could not possibly </text:span><text:span text:style-name="T2">call</text:span><text:span text:style-name="T3"> bring/ to his side the masses who expected freedom from a galling yoke, by asking them to give Caesar/ what belonged to Caesar that is tributes and taxes from among/ the most humbly stationed in society. <text:s/>Them he taught/ high morality, as inculcated by our prophets, and he/ illustrated his instruction by parables well </text:span><text:span text:style-name="T2">taken</text:span><text:span text:style-name="T3"> chosen and </text:span><text:span text:style-name="T2">adopted</text:span><text:span text:style-name="T3"> adapted from/ the innumerable sayings of our sages. <text:s/>His preaching/ if correctly reported--reveals a mind nobly elevated but full/ of exaggerated notions, carrying charity and purity/ to impracticable extremes; but that he was allowed/ to preach in the Synagogues, is an evidence of the/ tolerance of Judaism, even in those revolutionary/ times. <text:s/>The man of Nazareth would/ not have run any risk, if he had limited himself to/ reproaching pretenders and hypocrites--though he/ used very strong language, naturally irritating to men/ against whom it was directed. <text:s/>Nor would the account/ of his miraculous cures have exposed him to a public/ accusation before a Jewish tribunal/</text:span></text:p>
      <text:p text:style-name="P3"><text:soft-page-break/><text:span text:style-name="T3"/></text:p>
      <text:p text:style-name="P3"><text:span text:style-name="T3">[Page 6]</text:span></text:p>
      <text:p text:style-name="P3"><text:span text:style-name="T3">It was because he proclaimed himself the/ expected "Messiah," without any act to warrant the/ claim; because he took the title of "the son of God,"/ not in a figurative but in a </text:span><text:span text:style-name="T2">positive</text:span><text:span text:style-name="T3"> material sense, and/ that of </text:span><text:span text:style-name="T2">the</text:span><text:span text:style-name="T3"> "king of the Jews," inciting thereby a Roman/ soldiery to brutal excesses; it was by reason of these/ circumstances that he met the fate which he ap-/-parently courted, in order to be remembered by his adher-/-ents as a martyr and a saint. <text:s/>I refer to this/ even in post-biblical history with a great mistrust/ in my capacity to furnish an adequate idea of the causes that/ brought it about, and I would have let it go unnoticed,/ if it were not closely connected with the governorship/ of Pontius Pilate in Judea. <text:s/>We</text:span><text:span text:style-name="T2">, as</text:span><text:span text:style-name="T3"> Jews, cannot/ accept as facts all which the New Testament--not un-/-frequently self-contradictory--states. <text:s/>The Talmud has/ a few passing allusions to the </text:span><text:span text:style-name="T2">crucifixion</text:span><text:span text:style-name="T3"> hanging of a son of/ Miriam, supposed to have been executed before the Passover festival. <text:s/>But/ as Christianity really took its start under the reign/ of Constantine at the end of the third century after the/ birth of its founders, the early Talmudists took no/ pains to leave extensive records, of a comparatively/</text:span></text:p>
      <text:p text:style-name="P3"><text:span text:style-name="T3"/></text:p>
      <text:p text:style-name="P3"><text:span text:style-name="T3">[Page 7]</text:span></text:p>
      <text:p text:style-name="P3"><text:span text:style-name="T3">obscure and small sect branched out of Judaism. <text:s/>Some/ modern authors have denied altogether the existence/ of the teacher of the new religion; others, have made/ him a mere myth typical of human meekness and innocence. <text:s/>What/ may now be readily admitted is that he lived in troublous/ times, when Judea was a prey to contending parties; that/ he was fired into a state of extravagant self-reliance,/ which led to blasphemy, </text:span><text:span text:style-name="T2">in accordance with the Jew-</text:span><text:span text:style-name="T3"> as interpreted by the Hebrew/</text:span><text:span text:style-name="T2">-ish</text:span><text:span text:style-name="T3"> code; that he was, accordingly, declared guilty by/ the high-priest Joseph Caiaphas, President of the San-/-hedrin, and as the latter had been deprived by the Ro-/-mans of the power of carrying out the sentence of death,/ Pontius Pilate, then governor, had him executed at the/ instance of Jewish authorities. <text:s/>It has also/ been asserted that Pilate, on hearing that Jesus was from Galilee, referred the case to Herod Antipas, the son of Herod/ the Great, who was then the acknowledged ruler/ of that part of the country, but that Herod refused/ to </text:span><text:span text:style-name="T2">condemn</text:span><text:span text:style-name="T3"> sentence the accused, out of conscientious scruples./ <text:s/>This story is hardly credible, for Antipas was both/ irreligious and cruel. <text:s/>If we consider a passage/ in Josephus authentic, Herod Antipas beheaded/ Zechariah, afterwards called Johanan or Jon the Baptist,/</text:span></text:p>
      <text:p text:style-name="P3"><text:span text:style-name="T3"/></text:p>
      <text:p text:style-name="P3"><text:span text:style-name="T3">[Page 8]</text:span></text:p>
      <text:p text:style-name="P6">out of<text:span text:style-name="T3"> simply from fear that the influence of that bold/ preacher might be too great, and if we accpet/ the </text:span>[?]<text:span text:style-name="T3"> statement of the New Testament, he/ committed that crime in consequence of having per-/-petrated another. <text:s/>Herod Antipas was a worthy/ child of his profligate father. <text:s/>For being on a visit/ at Rome, where a step-brother of his lived in/ retirement, he induced his wife Herodias to/ desert her husband and follow him to Galilee./ <text:s/>This impious act was </text:span>denounced<text:span text:style-name="T3"> condemned by John, who suf-/-fered imprisonment for his denunciation, and finally,/ at the instigation of Herodias' daughter, was killed by/ order of the same unprincipled Herod Antipas./ <text:s/>But while the ruler of Galilee cared little for/ the ordinances of his faith and the code of morals,/ he took good heed to ingratiate himself with the/ Roman emperor. <text:s/>At the death of Au-/-gustus, Tiberius ascended the throne. <text:s/>To do/ the new Caesar a great honor, Antipas built/ a city which he called Tiberias, a name which/ it retains to this day--though nothing is left/</text:span></text:p>
      <text:p text:style-name="P6"><text:span text:style-name="T3"/></text:p>
      <text:p text:style-name="P6"><text:span text:style-name="T3">[Page 9]</text:span></text:p>
      <text:p text:style-name="P6"><text:span text:style-name="T3">to remind the visitor of its primitive/ splendor. <text:s/>The history of Tiberias/ is interesting. <text:s/>To raise that city on its/ foundations, Herod Antipas was obliged to level/ down many old graves and likely </text:span>and<text:span text:style-name="T3"> also tamper with the remains. <text:s/>Orthodox Jews refused to/ go and live where the dead lay and where their/ place of rest had been wantonly made to disappear./ <text:s/>Antipas despairing to draw conscientious Hebrews/ to his new capital, invited the poorest classes/ to whom he granted many privileges, and </text:span><text:soft-page-break/><text:span text:style-name="T3">heathens/ who naturally were not deterred by religious scruples./ <text:s/>Still Tiberias, with all the advantages it offered, would/ have remained for ever sparsely populated, had not/ the great authority of Rabbi Simeon Ben Jochai, a/ century later, unexpectedly removed all objections to/ taking up one's residence there. <text:s/>That sage who/ had hidden himself for years in a cave, on account of/ </text:span>of<text:span text:style-name="T3"> Roman persecutions, and who had suffered severely/ in his health, found a restorative in the hot springs/ of Tiberias. <text:s/>Grateful for his cure, he went/ about and by some appliance, inexplicable to us, discovered/ the spots where graves had existed, and declared the/</text:span></text:p>
      <text:p text:style-name="P6"><text:span text:style-name="T3"/></text:p>
      <text:p text:style-name="P6"><text:span text:style-name="T3">[Page 10]</text:span></text:p>
      <text:p text:style-name="P6">the<text:span text:style-name="T3"> rest of the city free from impurity, and/ </text:span>and<text:span text:style-name="T3"> equal in sanctity to any part of the Holy Land./ </text:span></text:p>
      <text:p text:style-name="P6"><text:span text:style-name="T3"><text:tab/>Tiberias did in truth become sacred, not espe-/-cially because its thermal waters affected the/ cure of Simeon Ben Jochai, but because the/ fountain of our literature was made to flow/ from thence copiously. <text:s/>After the destruction/ of the Temple and the extinction of famous Hebrew </text:span>Academies<text:span text:style-name="T3"> seminaries/ </text:span>is the capital and its vicinity,<text:span text:style-name="T3"> of learning, some of our ancient/ teachers who would not quit the paternal soil,/ opened there academies. <text:s/>In Tiberias the immortal/ Judah the Prince collected the oral traditions; in/ Tiberias Rabbi Johanan, who gave a strong impulse/ to the </text:span>composition<text:span text:style-name="T3"> redaction of the Palestenian Talmud had/ his flourishing school; in Tiberias it is believed, </text:span>were<text:span text:style-name="T3"> the authors/ of the vowel points, so indispensable to the/ understanding of Holy Writ, disseminated know-/-ledge, and in Tiberias the Massorites tried to give/ posterity an accurate text of the Hebrew Scriptures./ <text:s/>These glorious reminscences[sic!] surrounds the ancient capital/ of Galilee built by Herod Antipas with a halo of sanctity,/ which entitled it yet to the name of "a holy city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2:24:05.23</meta:creation-date>
    <meta:document-statistic meta:table-count="0" meta:image-count="0" meta:object-count="0" meta:page-count="5" meta:paragraph-count="85" meta:word-count="2079" meta:character-count="12880"/>
    <dc:date>2012-12-13T13:14:33.43</dc:date>
    <meta:editing-duration>PT47S</meta:editing-duration>
    <meta:editing-cycles>1</meta:editing-cycles>
    <meta:generator>OpenOffice.org/3.4.1$Win32 OpenOffice.org_project/341m1$Build-9593</meta:generator>
  </office:meta>
</office:document-meta>
</file>